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EncodePerformance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codePerformanceTest.creat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6">
            <text:p text:style-name="Table_20_Contents">6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bjectEncodePerformanceTest.encode( Object object , Codec decod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bjectEncodePerformanceTest.creat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EncodePerformanceTest.test_decodeObj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